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text:span><text:span text:style-name="T5">,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Workout.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lt;script&gt; portion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1970409771"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created</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getImageUrl</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add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Review</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delete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edit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9">approveWorkout</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
      <text:list xml:id="list34712333552105" text:continue-numbering="true" text:style-name="WWNum1">
        <text:list-item>
          <text:p text:style-name="P17"/>
        </text:list-item>
        <text:list-item>
          <text:p text:style-name="P17"/>
        </text:list-item>
      </text:list>
      <text:p text:style-name="P4"/>
      <text:p text:style-name="P4"/>
      <text:p text:style-name="P4"/>
      <text:p text:style-name="P4"/>
      <text:list xml:id="list34713124638452" text:continue-numbering="true" text:style-name="WWNum1">
        <text:list-item>
          <text:p text:style-name="P18"><text:span text:style-name="T3">Reviewer’s Comments:<text:line-break/></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6" meta:paragraph-count="104" meta:word-count="413" meta:character-count="2445" meta:non-whitespace-character-count="2111"/>
    <meta:generator>LibreOfficeDev/6.0.5.2$Linux_X86_64 LibreOffice_project/</meta:generator>
  </office:meta>
</office:document-meta>
</file>